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11.866cm"/>
    </style:style>
    <style:style style:name="co3" style:family="table-column">
      <style:table-column-properties fo:break-before="auto" style:column-width="2.71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69cm"/>
    </style:style>
    <style:style style:name="co6" style:family="table-column">
      <style:table-column-properties fo:break-before="auto" style:column-width="26.5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date() and cell-content()=TODAY()" table:allow-empty-cell="true" table:base-cell-address="List1.A9">
          <table:error-message table:message-type="stop" table:display="true"/>
        </table:content-validation>
        <table:content-validation table:name="val2" table:base-cell-address="List1.D1">
          <table:error-message table:message-type="stop" table:display="true"/>
        </table:content-validation>
        <table:content-validation table:name="val3" table:condition="of:cell-content-is-in-list(&quot;Open&quot;;&quot;In Progress&quot;;&quot;Done&quot;)" table:allow-empty-cell="true" table:display-list="unsorted" table:base-cell-address="List1.D1">
          <table:error-message table:message-type="stop" table:display="true"/>
        </table:content-validation>
      </table:content-validations>
      <table:table table:name="Lis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2"/>
        <table:table-column table:style-name="co6" table:default-cell-style-name="Default"/>
        <table:table-row table:style-name="ro1">
          <table:table-cell table:style-name="ce1" office:value-type="string" calcext:value-type="string">
            <text:p>Creation Date</text:p>
          </table:table-cell>
          <table:table-cell table:style-name="ce3" office:value-type="string" calcext:value-type="string">
            <text:p>Task Name</text:p>
          </table:table-cell>
          <table:table-cell table:style-name="ce3" office:value-type="string" calcext:value-type="string">
            <text:p>Hours worked</text:p>
          </table:table-cell>
          <table:table-cell table:style-name="ce3" table:content-validation-name="val2" office:value-type="string" calcext:value-type="string">
            <text:p>Status</text:p>
          </table:table-cell>
          <table:table-cell table:style-name="ce6" office:value-type="string" calcext:value-type="string">
            <text:p>Fixed Date</text:p>
          </table:table-cell>
          <table:table-cell table:style-name="ce3" office:value-type="string" calcext:value-type="string">
            <text:p>Comment</text:p>
          </table:table-cell>
        </table:table-row>
        <table:table-row table:style-name="ro1">
          <table:table-cell table:formula="of:=DATE(2013;2;16)" office:value-type="date" office:date-value="2013-02-16" calcext:value-type="date">
            <text:p/>
          </table:table-cell>
          <table:table-cell office:value-type="string" calcext:value-type="string">
            <text:p>Implementation of basic logging systém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Done</text:p>
          </table:table-cell>
          <table:table-cell office:value-type="date" office:date-value="2013-03-16" calcext:value-type="date">
            <text:p>41349</text:p>
          </table:table-cell>
          <table:table-cell/>
        </table:table-row>
        <table:table-row table:style-name="ro1">
          <table:table-cell table:formula="of:=DATE(2013;2;18)" office:value-type="date" office:date-value="2013-02-18" calcext:value-type="date">
            <text:p/>
          </table:table-cell>
          <table:table-cell office:value-type="string" calcext:value-type="string">
            <text:p>Implementation of communication librar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ne</text:p>
          </table:table-cell>
          <table:table-cell office:value-type="date" office:date-value="2013-03-16" calcext:value-type="date">
            <text:p>41349</text:p>
          </table:table-cell>
          <table:table-cell/>
        </table:table-row>
        <table:table-row table:style-name="ro1">
          <table:table-cell office:value-type="date" office:date-value="2014-04-03" calcext:value-type="date">
            <text:p>41732</text:p>
          </table:table-cell>
          <table:table-cell office:value-type="string" calcext:value-type="string">
            <text:p>Implement loader for xml definitions </text:p>
          </table:table-cell>
          <table:table-cell/>
          <table:table-cell table:content-validation-name="val3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date" office:date-value="2014-04-03" calcext:value-type="date">
            <text:p>41732</text:p>
          </table:table-cell>
          <table:table-cell office:value-type="string" calcext:value-type="string">
            <text:p>Implement cameras and lights as entity modifiers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In Progress</text:p>
          </table:table-cell>
          <table:table-cell/>
          <table:table-cell office:value-type="string" calcext:value-type="string">
            <text:p>Better solution will be that cameras and lights will be as part render manager and as a modifier of render component</text:p>
          </table:table-cell>
        </table:table-row>
        <table:table-row table:style-name="ro1">
          <table:table-cell office:value-type="date" office:date-value="2014-04-03" calcext:value-type="date">
            <text:p>41732</text:p>
          </table:table-cell>
          <table:table-cell office:value-type="string" calcext:value-type="string">
            <text:p>Add support for animations and animators</text:p>
          </table:table-cell>
          <table:table-cell/>
          <table:table-cell table:content-validation-name="val3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date" office:date-value="2014-04-06" calcext:value-type="date">
            <text:p>41735</text:p>
          </table:table-cell>
          <table:table-cell office:value-type="string" calcext:value-type="string">
            <text:p>Refactor OIS keyboard input systém</text:p>
          </table:table-cell>
          <table:table-cell/>
          <table:table-cell table:content-validation-name="val3" office:value-type="string" calcext:value-type="string">
            <text:p>Open</text:p>
          </table:table-cell>
          <table:table-cell/>
          <table:table-cell office:value-type="string" calcext:value-type="string">
            <text:p>Implement also posibility to connect this system to Entity Input component</text:p>
          </table:table-cell>
        </table:table-row>
        <table:table-row table:style-name="ro1">
          <table:table-cell office:value-type="date" office:date-value="2014-04-19" calcext:value-type="date">
            <text:p>41748</text:p>
          </table:table-cell>
          <table:table-cell office:value-type="string" calcext:value-type="string">
            <text:p>Create new Render component, change Render compon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office:value-type="date" office:date-value="2014-04-26T14:34:58.28" calcext:value-type="date">
            <text:p>41755.6076189815</text:p>
          </table:table-cell>
          <table:table-cell/>
        </table:table-row>
        <table:table-row table:style-name="ro1">
          <table:table-cell table:content-validation-name="val1" office:value-type="date" office:date-value="2014-04-26T14:34:36.319" calcext:value-type="date">
            <text:p>41755.6073648032</text:p>
          </table:table-cell>
          <table:table-cell office:value-type="string" calcext:value-type="string">
            <text:p>Change visibility of Game Entities</text:p>
          </table:table-cell>
          <table:table-cell/>
          <table:table-cell table:content-validation-name="val3" office:value-type="string" calcext:value-type="string">
            <text:p>Open</text:p>
          </table:table-cell>
          <table:table-cell/>
          <table:table-cell office:value-type="string" calcext:value-type="string">
            <text:p>Change visibility of Game Entities based on camera position</text:p>
          </table:table-cell>
        </table:table-row>
        <table:table-row table:style-name="ro1">
          <table:table-cell office:value-type="date" office:date-value="2014-04-26T16:59:15.041" calcext:value-type="date">
            <text:p>41755.7078129745</text:p>
          </table:table-cell>
          <table:table-cell office:value-type="string" calcext:value-type="string">
            <text:p>Change entity definitions according to render component mofiers systém</text:p>
          </table:table-cell>
          <table:table-cell/>
          <table:table-cell table:content-validation-name="val3" office:value-type="string" calcext:value-type="string">
            <text:p>Open</text:p>
          </table:table-cell>
          <table:table-cell table:number-columns-repeated="2"/>
        </table:table-row>
        <table:table-row table:style-name="ro1" table:number-rows-repeated="1048565">
          <table:table-cell table:number-columns-repeated="3"/>
          <table:table-cell table:content-validation-name="val3"/>
          <table:table-cell table:number-columns-repeated="2"/>
        </table:table-row>
        <table:table-row table:style-name="ro1">
          <table:table-cell table:number-columns-repeated="3"/>
          <table:table-cell table:content-validation-name="val3"/>
          <table:table-cell table:number-columns-repeated="2"/>
        </table:table-row>
      </table:table>
      <table:table table:name="List2" table:style-name="ta1">
        <table:table-column table:style-name="co4" table:default-cell-style-name="Default"/>
        <table:table-row table:style-name="ro2">
          <table:table-cell/>
        </table:table-row>
      </table:table>
      <table:table table:name="Lis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List1.A1:List1.F1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11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6">00.00.0000</text:date>, <text:time style:data-style-name="N2" text:time-value="13:59:33.014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6T19:44:01.67</meta:creation-date>
    <dc:date>2014-04-26T17:05:56.646000000</dc:date>
    <meta:editing-duration>PT2H22M6S</meta:editing-duration>
    <meta:editing-cycles>11</meta:editing-cycles>
    <meta:generator>LibreOffice/4.2.2.1$Windows_x86 LibreOffice_project/3be8cda0bddd8e430d8cda1ebfd581265cca5a0f</meta:generator>
    <meta:document-statistic meta:table-count="3" meta:cell-count="43" meta:object-count="0"/>
  </office:meta>
</office:document-meta>
</file>